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officeooo:rsid="000e4df1" officeooo:paragraph-rsid="000e4df1"/>
    </style:style>
    <style:style style:name="P2" style:family="paragraph" style:parent-style-name="Standard">
      <style:paragraph-properties fo:text-align="start" style:justify-single-word="false"/>
      <style:text-properties style:font-name="Times New Roman" officeooo:rsid="000e4df1" officeooo:paragraph-rsid="000e4df1"/>
    </style:style>
    <style:style style:name="P3" style:family="paragraph" style:parent-style-name="Standard">
      <style:paragraph-properties fo:text-align="start" style:justify-single-word="false"/>
      <style:text-properties officeooo:paragraph-rsid="000f4867"/>
    </style:style>
    <style:style style:name="P4" style:family="paragraph" style:parent-style-name="Standard" style:list-style-name="L1">
      <style:paragraph-properties fo:text-align="start" style:justify-single-word="false"/>
      <style:text-properties officeooo:paragraph-rsid="000f4867"/>
    </style:style>
    <style:style style:name="P5" style:family="paragraph" style:parent-style-name="Standard" style:list-style-name="L1">
      <style:paragraph-properties fo:text-align="start" style:justify-single-word="false"/>
      <style:text-properties officeooo:paragraph-rsid="000f7d67"/>
    </style:style>
    <style:style style:name="P6" style:family="paragraph" style:parent-style-name="Standard">
      <style:paragraph-properties fo:text-align="start" style:justify-single-word="false"/>
      <style:text-properties officeooo:paragraph-rsid="000f7d67"/>
    </style:style>
    <style:style style:name="P7" style:family="paragraph" style:parent-style-name="Standard">
      <style:paragraph-properties fo:text-align="start" style:justify-single-word="false"/>
      <style:text-properties officeooo:rsid="000f7d67" officeooo:paragraph-rsid="000f7d67"/>
    </style:style>
    <style:style style:name="P8" style:family="paragraph" style:parent-style-name="Standard">
      <style:paragraph-properties fo:text-align="start" style:justify-single-word="false"/>
      <style:text-properties officeooo:rsid="001abb2e" officeooo:paragraph-rsid="001abb2e"/>
    </style:style>
    <style:style style:name="T1" style:family="text">
      <style:text-properties officeooo:rsid="000f4867"/>
    </style:style>
    <style:style style:name="T2" style:family="text">
      <style:text-properties officeooo:rsid="000f7d67"/>
    </style:style>
    <style:style style:name="T3" style:family="text">
      <style:text-properties officeooo:rsid="00114f60"/>
    </style:style>
    <style:style style:name="T4" style:family="text">
      <style:text-properties style:text-underline-style="solid" style:text-underline-width="auto" style:text-underline-color="font-color" officeooo:rsid="0016612f"/>
    </style:style>
    <style:style style:name="T5" style:family="text">
      <style:text-properties style:text-underline-style="none"/>
    </style:style>
    <style:style style:name="T6" style:family="text">
      <style:text-properties style:text-underline-style="none" officeooo:rsid="0016612f"/>
    </style:style>
    <style:style style:name="T7" style:family="text">
      <style:text-properties style:text-underline-style="none" officeooo:rsid="001ff618"/>
    </style:style>
    <style:style style:name="T8" style:family="text">
      <style:text-properties officeooo:rsid="00171fc7"/>
    </style:style>
    <style:style style:name="T9" style:family="text">
      <style:text-properties officeooo:rsid="0017270a"/>
    </style:style>
    <style:style style:name="T10" style:family="text">
      <style:text-properties officeooo:rsid="001e77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tab/>Hello everyone, I am Erwan Gesrel, director of communication of Progenerra. <text:span text:style-name="T8">I have</text:span> decided to make this short press conference to respond to the concerns of environmental groups and civil associations about our project of building new power plants. We are reproached to invest in coal energy instead of solar or wind, <text:span text:style-name="T1">and to build a new power plant next to an environmental reserve.<text:line-break/>But we do care of global warming and animal protection, and our compagny have several project to improve environment and reduce our impact on it, and meanwhile improve life of British citizens. <text:line-break/></text:span></text:p>
      <text:p text:style-name="P3"><text:span text:style-name="T8">In fact, Progenerra engage itself on 3 environmental points :</text:span></text:p>
      <text:list xml:id="list977293869" text:style-name="L1">
        <text:list-item>
          <text:p text:style-name="P4"><text:span text:style-name="T1">One tree will be planted, for each 20Kg/Co2 rejected in the air</text:span></text:p>
        </text:list-item>
        <text:list-item>
          <text:p text:style-name="P5"><text:span text:style-name="T1">We are comitted to invest a part of our total profit in research and development of renewable energy trought our branch Progenerra Renewable</text:span></text:p>
        </text:list-item>
        <text:list-item>
          <text:p text:style-name="P5"><text:span text:style-name="T2">We are comitted to reverse a part of our total profit <text:s/>to environmental association such as WWF or GreenPeace, for the protection of biodiversity worldwide</text:span></text:p>
        </text:list-item>
      </text:list>
      <text:p text:style-name="P7">It is also needed to understand that our new generation coal plants will be very much efficient, at least 20% less of carbon emission, and maybe more with later upgrade.</text:p>
      <text:p text:style-name="P7"/>
      <text:p text:style-name="P7"><text:tab/>We also ask every citizen to understand in which context we launch th<text:span text:style-name="T9">ose</text:span> new plant<text:span text:style-name="T9">s</text:span>. The Brexit must be done soon, and we UK, cannot afford to invest in unbritsh industry, <text:span text:style-name="T3">we have to think about how develop ourself.</text:span> <text:line-break/><text:tab/>The major <text:span text:style-name="T10">actor</text:span> of renewable energy currently is China. <text:span text:style-name="T3">By planing to set up renewable energy now, when our local green energy sector is so weak, we will have to buy Chinese goods and make ourself again more dependant of other country that we currently are. Plus we have to think about the current low efficently of renewable energy.<text:line-break/>The wise choice is to invest in our own industry to get independence, consume british and employ british ! By choosing coal power, we choose to employ british entreprise and so on to create those jobs we’re all looking for years. <text:line-break/><text:tab/><text:line-break/><text:tab/>This choice as the gouvernment is showing by supporting us, is a british choice for the best of the country, his interest and his citizen interest. Progenerra currently is a top leader of the coal plants industry, and the UK cannot afford to loose it by not choosing our local industry instead of foreign one, as France did by selling Alstom Energy to General Electric. By choosing to support Progenerra it is again more jobs created all over the world for the benefit of our contry. Some contry as India or China rely on coal and we cannot give up that strategic market where we are a major actor. We ask british to be proud of us and support us in our work, for the sake of our beautiful kingdom. <text:line-break/><text:line-break/><text:line-break/><text:tab/>In such time of national division and economics confrontation with giant such as China, US, and soon EU, we </text:span><text:span text:style-name="T4">must</text:span><text:span text:style-name="T6"> stay unite behind our industry, and rely on reliability </text:span><text:span text:style-name="T7">more than innovation.</text:span></text:p>
      <text:p text:style-name="P7"><text:span text:style-name="T6"/></text:p>
      <text:p text:style-name="P8"><text:span text:style-name="T6">T</text:span><text:span text:style-name="T5">hank you for your attention, should you have any furthers concerns do not hesitate to contact us, it would be an honor to me to receive any environmental or civil association to continue the discussion.</text:span></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4df1" officeooo:paragraph-rsid="000e4df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ILERI-Bachelor 1</text:p>
      </style:header>
      <style:footer>
        <text:p text:style-name="Footer"><text:date style:data-style-name="N37" text:date-value="2019-01-30T13:00:29.585606767" text:fixed="true">30/01/19</text:date><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2:08:59.685921631</meta:creation-date>
    <dc:date>2019-01-30T13:08:07.676317113</dc:date>
    <meta:editing-duration>PT58M59S</meta:editing-duration>
    <meta:editing-cycles>26</meta:editing-cycles>
    <meta:generator>LibreOffice/6.1.4.2$Linux_X86_64 LibreOffice_project/10$Build-2</meta:generator>
    <meta:document-statistic meta:table-count="0" meta:image-count="0" meta:object-count="0" meta:page-count="1" meta:paragraph-count="10" meta:word-count="541" meta:character-count="3097" meta:non-whitespace-character-count="2552"/>
  </office:meta>
</office:document-meta>
</file>